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Cambria"/>
    </style:style>
    <style:style style:name="P2" style:family="paragraph" style:parent-style-name="Standard">
      <style:text-properties style:font-name="Cambria" fo:font-weight="bold" style:font-weight-asian="bold"/>
    </style:style>
    <style:style style:name="P3" style:family="paragraph" style:parent-style-name="Standard">
      <style:paragraph-properties fo:margin-top="0cm" fo:margin-bottom="0cm" style:line-height-at-least="0.635cm"/>
    </style:style>
    <style:style style:name="P4" style:family="paragraph" style:parent-style-name="Standard">
      <style:paragraph-properties fo:margin-top="0cm" fo:margin-bottom="0cm" style:line-height-at-least="0.635cm"/>
      <style:text-properties fo:color="#333333" style:font-name="Cambria" fo:font-size="22pt" fo:language="en" fo:country="US" fo:font-weight="bold" style:font-name-asian="Times New Roman2" style:font-size-asian="22pt" style:language-asian="sv" style:country-asian="SE" style:font-weight-asian="bold" style:font-name-complex="Times New Roman2" style:font-size-complex="22pt"/>
    </style:style>
    <style:style style:name="P5" style:family="paragraph" style:parent-style-name="Standard">
      <style:paragraph-properties fo:margin-top="0cm" fo:margin-bottom="0cm" style:line-height-at-least="0.635cm"/>
      <style:text-properties fo:color="#333333" style:font-name="Cambria" fo:font-size="22pt" fo:font-weight="bold" style:font-name-asian="Times New Roman2" style:font-size-asian="22pt" style:language-asian="sv" style:country-asian="SE" style:font-weight-asian="bold" style:font-name-complex="Times New Roman2" style:font-size-complex="22pt"/>
    </style:style>
    <style:style style:name="P6" style:family="paragraph" style:parent-style-name="Standard">
      <style:paragraph-properties fo:margin-top="0cm" fo:margin-bottom="0cm" style:line-height-at-least="0.635cm"/>
      <style:text-properties fo:color="#333333" style:font-name="Cambria" fo:font-size="12pt" fo:font-weight="bold" style:font-name-asian="Times New Roman2" style:font-size-asian="12pt" style:language-asian="sv" style:country-asian="SE" style:font-weight-asian="bold" style:font-name-complex="Times New Roman2" style:font-size-complex="12pt"/>
    </style:style>
    <style:style style:name="P7" style:family="paragraph" style:parent-style-name="Standard">
      <style:paragraph-properties fo:margin-top="0cm" fo:margin-bottom="0cm" style:line-height-at-least="0.635cm"/>
      <style:text-properties fo:color="#333333" style:font-name="Cambria" fo:font-size="12pt" style:font-name-asian="Times New Roman2" style:font-size-asian="12pt" style:language-asian="sv" style:country-asian="SE" style:font-name-complex="Times New Roman2" style:font-size-complex="12pt"/>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fo:color="#000000" style:font-name="Cambria" style:font-name-asian="Times New Roman2" style:language-asian="sv" style:country-asian="SE" style:font-name-complex="Arial1"/>
    </style:style>
    <style:style style:name="P10" style:family="paragraph" style:parent-style-name="Standard" style:master-page-name="Standard">
      <style:paragraph-properties fo:margin-top="0cm" fo:margin-bottom="0cm" style:line-height-at-least="0.635cm" style:page-number="auto"/>
    </style:style>
    <style:style style:name="P11" style:family="paragraph" style:parent-style-name="Standard">
      <style:paragraph-properties fo:margin-top="0.635cm" fo:margin-bottom="0.141cm" fo:line-height="100%"/>
    </style:style>
    <style:style style:name="P12" style:family="paragraph" style:parent-style-name="Standard">
      <style:paragraph-properties fo:margin-top="0.494cm" fo:margin-bottom="0.141cm" fo:line-height="100%"/>
    </style:style>
    <style:style style:name="P13" style:family="paragraph" style:parent-style-name="Heading_20_3">
      <style:paragraph-properties fo:margin-top="0.049cm" fo:margin-bottom="0.049cm"/>
    </style:style>
    <style:style style:name="P14" style:family="paragraph" style:parent-style-name="Heading_20_2">
      <style:paragraph-properties fo:margin-top="0.635cm" fo:margin-bottom="0.141cm"/>
    </style:style>
    <style:style style:name="P15" style:family="paragraph" style:parent-style-name="Heading_20_2">
      <style:paragraph-properties fo:margin-top="0.635cm" fo:margin-bottom="0.141cm"/>
      <style:text-properties fo:color="#000000" fo:font-size="10pt" style:font-size-asian="10pt" style:font-name-complex="Arial1" style:font-size-complex="10pt"/>
    </style:style>
    <style:style style:name="P16" style:family="paragraph" style:parent-style-name="List_20_Paragraph" style:list-style-name="WWNum2">
      <style:paragraph-properties fo:margin-top="0cm" fo:margin-bottom="0cm" style:line-height-at-least="0.635cm"/>
    </style:style>
    <style:style style:name="P17" style:family="paragraph" style:parent-style-name="List_20_Paragraph" style:list-style-name="WWNum1">
      <style:paragraph-properties fo:margin-top="0cm" fo:margin-bottom="0cm" style:line-height-at-least="0.635cm"/>
    </style:style>
    <style:style style:name="P18" style:family="paragraph" style:parent-style-name="List_20_Paragraph">
      <style:paragraph-properties fo:margin-top="0cm" fo:margin-bottom="0cm" style:line-height-at-least="0.635cm"/>
      <style:text-properties fo:color="#333333" style:font-name="Cambria" fo:font-size="12pt" style:font-name-asian="Times New Roman2" style:font-size-asian="12pt" style:language-asian="sv" style:country-asian="SE" style:font-name-complex="Times New Roman2" style:font-size-complex="12pt"/>
    </style:style>
    <style:style style:name="T1" style:family="text">
      <style:text-properties fo:color="#333333" style:font-name="Cambria" fo:font-size="22pt" fo:language="en" fo:country="US" fo:font-weight="bold" style:font-name-asian="Times New Roman2" style:font-size-asian="22pt" style:language-asian="sv" style:country-asian="SE" style:font-weight-asian="bold" style:font-name-complex="Times New Roman2" style:font-size-complex="22pt"/>
    </style:style>
    <style:style style:name="T2" style:family="text">
      <style:text-properties fo:color="#333333" style:font-name="Cambria" fo:font-size="12pt" fo:language="en" fo:country="US" fo:font-weight="bold" style:font-name-asian="Times New Roman2" style:font-size-asian="12pt" style:language-asian="sv" style:country-asian="SE" style:font-weight-asian="bold" style:font-name-complex="Times New Roman2" style:font-size-complex="12pt"/>
    </style:style>
    <style:style style:name="T3" style:family="text">
      <style:text-properties fo:color="#333333" style:font-name="Cambria" fo:font-size="12pt" fo:font-weight="bold" style:font-name-asian="Times New Roman2" style:font-size-asian="12pt" style:language-asian="sv" style:country-asian="SE" style:font-weight-asian="bold" style:font-name-complex="Times New Roman2" style:font-size-complex="12pt"/>
    </style:style>
    <style:style style:name="T4" style:family="text">
      <style:text-properties fo:color="#333333" style:font-name="Cambria" fo:font-size="12pt" style:font-name-asian="Times New Roman2" style:font-size-asian="12pt" style:language-asian="sv" style:country-asian="SE" style:font-name-complex="Times New Roman2" style:font-size-complex="12pt"/>
    </style:style>
    <style:style style:name="T5" style:family="text">
      <style:text-properties style:font-name="Cambria"/>
    </style:style>
    <style:style style:name="T6" style:family="text">
      <style:text-properties style:font-name="Cambria" fo:font-size="12pt" fo:font-weight="bold" style:font-name-asian="Times New Roman2" style:font-size-asian="12pt" style:language-asian="sv" style:country-asian="SE" style:font-weight-asian="bold" style:font-name-complex="Times New Roman2" style:font-size-complex="12pt"/>
    </style:style>
    <style:style style:name="T7" style:family="text">
      <style:text-properties style:font-name="Cambria" fo:font-weight="bold" style:font-weight-asian="bold"/>
    </style:style>
    <style:style style:name="T8" style:family="text">
      <style:text-properties style:font-name="Cambria" fo:font-size="20pt" fo:font-weight="bold" style:font-size-asian="20pt" style:font-weight-asian="bold" style:font-size-complex="20pt"/>
    </style:style>
    <style:style style:name="T9" style:family="text">
      <style:text-properties style:font-name="Cambria" fo:font-size="14pt" fo:font-weight="bold" style:font-size-asian="14pt" style:font-weight-asian="bold" style:font-size-complex="14pt"/>
    </style:style>
    <style:style style:name="T10" style:family="text">
      <style:text-properties style:font-name="Cambria" fo:font-style="italic" fo:font-weight="bold" style:font-style-asian="italic" style:font-weight-asian="bold"/>
    </style:style>
    <style:style style:name="T11" style:family="text">
      <style:text-properties style:font-name="Cambria" fo:font-size="10pt" fo:font-weight="bold" style:font-size-asian="10pt" style:font-weight-asian="bold" style:font-name-complex="Arial1" style:font-size-complex="10pt"/>
    </style:style>
    <style:style style:name="T12" style:family="text">
      <style:text-properties style:font-name="Cambria" style:font-name-asian="Times New Roman2" style:language-asian="sv" style:country-asian="SE" style:font-name-complex="Times New Roman2"/>
    </style:style>
    <style:style style:name="T13" style:family="text">
      <style:text-properties fo:color="#000000" style:font-name="Cambria" fo:font-size="20pt" fo:font-weight="bold" style:font-name-asian="Times New Roman2" style:font-size-asian="20pt" style:language-asian="sv" style:country-asian="SE" style:font-weight-asian="bold" style:font-name-complex="Times New Roman2" style:font-size-complex="20pt"/>
    </style:style>
    <style:style style:name="T14" style:family="text">
      <style:text-properties fo:color="#000000" style:font-name="Cambria" fo:font-size="20pt" fo:font-weight="bold" style:font-name-asian="Times New Roman2" style:font-size-asian="20pt" style:language-asian="sv" style:country-asian="SE" style:font-weight-asian="bold" style:font-name-complex="Times New Roman2" style:font-size-complex="20pt" style:font-style-complex="italic"/>
    </style:style>
    <style:style style:name="T15" style:family="text">
      <style:text-properties fo:color="#000000" style:font-name="Cambria" fo:font-size="10pt" fo:font-weight="bold" style:font-name-asian="Times New Roman2" style:font-size-asian="10pt" style:language-asian="sv" style:country-asian="SE" style:font-weight-asian="bold" style:font-name-complex="Arial1" style:font-size-complex="10pt" style:font-weight-complex="bold"/>
    </style:style>
    <style:style style:name="T16" style:family="text">
      <style:text-properties fo:color="#000000" style:font-name="Cambria" fo:font-weight="bold" style:font-name-asian="Times New Roman2" style:language-asian="sv" style:country-asian="SE" style:font-weight-asian="bold" style:font-name-complex="Arial1" style:font-weight-complex="bold"/>
    </style:style>
    <style:style style:name="T17" style:family="text">
      <style:text-properties fo:color="#000000" style:font-name="Cambria" fo:font-weight="bold" style:font-name-asian="Times New Roman2" style:language-asian="sv" style:country-asian="SE" style:font-weight-asian="bold" style:font-name-complex="Times New Roman2" style:font-weight-complex="bold"/>
    </style:style>
    <style:style style:name="T18" style:family="text">
      <style:text-properties fo:color="#000000" style:font-name="Cambria" style:font-name-asian="Times New Roman2" style:language-asian="sv" style:country-asian="SE" style:font-name-complex="Arial1"/>
    </style:style>
    <style:style style:name="T19" style:family="text">
      <style:text-properties fo:color="#000000" style:font-name="Cambria" fo:font-size="13pt" style:font-size-asian="13pt" style:font-name-complex="Arial1" style:font-size-complex="13pt"/>
    </style:style>
    <style:style style:name="T20" style:family="text">
      <style:text-properties fo:color="#000000" style:font-name="Cambria" fo:font-size="11pt" style:font-size-asian="11pt" style:font-size-complex="11pt"/>
    </style:style>
    <style:style style:name="T21" style:family="text">
      <style:text-properties fo:color="#000000" style:font-name="Cambria" fo:font-size="11pt" style:font-size-asian="11pt" style:font-name-complex="Arial1" style:font-size-complex="11pt"/>
    </style:style>
    <style:style style:name="T22" style:family="text">
      <style:text-properties fo:color="#000000" style:font-name="Cambria" style:font-name-complex="Arial1"/>
    </style:style>
    <style:style style:name="T23" style:family="text">
      <style:text-properties fo:color="#000000" fo:font-size="10pt" style:font-size-asian="10pt" style:font-name-complex="Arial1" style:font-size-complex="10pt"/>
    </style:style>
    <style:style style:name="T24"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equirements Specification</text:span></text:p>
      <text:p text:style-name="P4"/>
      <text:p text:style-name="P3"><text:span text:style-name="T2">Reference</text:span></text:p>
      <text:p text:style-name="P6"/>
      <text:p text:style-name="P3"><text:a xlink:type="simple" xlink:href="../Vision1.docx"><text:span text:style-name="T6">Vision</text:span></text:a></text:p>
      <text:p text:style-name="P3"><text:span text:style-name="T3">Här beskrivs bakgrund, användargrupper och baskrav.</text:span></text:p>
      <text:p text:style-name="P6"/>
      <text:p text:style-name="P3"><text:a xlink:type="simple" xlink:href="../Krav1.xlsx"><text:span text:style-name="T6">Krav</text:span></text:a></text:p>
      <text:p text:style-name="P3"><text:span text:style-name="T3">Kraven ordnade i prioritetsordning med status och referenser.</text:span></text:p>
      <text:p text:style-name="P6"/>
      <text:p text:style-name="P5"/>
      <text:p text:style-name="P6"/>
      <text:p text:style-name="P3"><text:span text:style-name="T3">BK 1.1 </text:span><text:span text:style-name="T4">System ska se till att erbjuda kund en trygg och underhållande sajt för vidare vägledning till huvudsajt. <text:s/></text:span></text:p>
      <text:p text:style-name="P7"/>
      <text:p text:style-name="P3"><text:span text:style-name="T4">Spec.</text:span></text:p>
      <text:p text:style-name="P7"/>
      <text:list xml:id="list25342667" text:style-name="WWNum2">
        <text:list-item>
          <text:p text:style-name="P16"><text:span text:style-name="T4">Sajten ska vägleda användare till huvudsajten med synlig information på sidan.</text:span></text:p>
        </text:list-item>
      </text:list>
      <text:p text:style-name="P3"><text:span text:style-name="T4"><text:s text:c="9"/></text:span></text:p>
      <text:p text:style-name="P7"/>
      <text:p text:style-name="P3"><text:span text:style-name="T3">BK 1.2 <text:s/></text:span><text:span text:style-name="T4">System ska erbjuda en användarvänlig miljö, och minimalt arbete för användaren för orientering på sajten. </text:span></text:p>
      <text:p text:style-name="P7"/>
      <text:p text:style-name="P3"><text:span text:style-name="T4">Spec.</text:span></text:p>
      <text:p text:style-name="P7"/>
      <text:list xml:id="list25346757" text:style-name="WWNum1">
        <text:list-item>
          <text:p text:style-name="P17"><text:span text:style-name="T4">Användaren vill kunna få tillgång till sajten (förhandsgranskning av alla sidor) utan att ha loggat in.</text:span></text:p>
        </text:list-item>
        <text:list-item>
          <text:p text:style-name="P17"><text:span text:style-name="T4">Användaren ska ha tillgång till en enkel meny bar på alla sidor för orientering runt hela sajten. </text:span></text:p>
        </text:list-item>
        <text:list-item>
          <text:p text:style-name="P17"><text:span text:style-name="T4"><text:s/>Uppladdat material får endast vara i formaten: .mp4 /.MPEG /.AVI / .WMV / .MOV /.FLV.</text:span></text:p>
        </text:list-item>
        <text:list-item>
          <text:p text:style-name="P17"><text:span text:style-name="T4">Uppladdat material får ej överskrida 25 MB.</text:span></text:p>
        </text:list-item>
        <text:list-item>
          <text:p text:style-name="P17"><text:span text:style-name="T4">Media fil som laddas upp med identiska namn av befintlig fil, ska gå att ladda upp med hjälp av Index sättning. </text:span></text:p>
        </text:list-item>
        <text:list-item>
          <text:p text:style-name="P17"><text:span text:style-name="T4">Uppladdat material av användare ska hamna under rätt kategori. </text:span></text:p>
        </text:list-item>
        <text:list-item>
          <text:p text:style-name="P17"><text:span text:style-name="T4">Ta bort / Redigera innehåll kan endast ske av inloggade användare.</text:span></text:p>
        </text:list-item>
      </text:list>
      <text:p text:style-name="P18"/>
      <text:p text:style-name="P18"><text:soft-page-break/></text:p>
      <text:p text:style-name="P7"/>
      <text:p text:style-name="P3"><text:span text:style-name="T3">BK 2 </text:span><text:span text:style-name="T4">System ska se till att användare ska kunna lagra sina favoritklipp för senare visning. </text:span></text:p>
      <text:p text:style-name="P7"/>
      <text:p text:style-name="P3"><text:span text:style-name="T4">Spec.</text:span></text:p>
      <text:p text:style-name="P7"/>
      <text:list xml:id="list25385061" text:continue-numbering="true" text:style-name="WWNum1">
        <text:list-item>
          <text:p text:style-name="P17"><text:span text:style-name="T4">Användaren ska kunna lagra uppladdat material på sajten i favoriter för senare uppspelning. </text:span></text:p>
        </text:list-item>
      </text:list>
      <text:p text:style-name="P7"/>
      <text:p text:style-name="P3"><text:span text:style-name="T3">BK 3 </text:span><text:span text:style-name="T4">System ska se till att identifiering av användare, sker på ett smidigt sätt för minimal tidsåtgång för registrering.</text:span></text:p>
      <text:p text:style-name="P7"/>
      <text:p text:style-name="P3"><text:span text:style-name="T4">Spec.</text:span></text:p>
      <text:p text:style-name="P7"/>
      <text:list xml:id="list25379956" text:continue-numbering="true" text:style-name="WWNum1">
        <text:list-item>
          <text:p text:style-name="P17"><text:span text:style-name="T4">Applikationen ska ge kunden ett enkelt inloggningsalternativ via Facebook.com, utan registrering på själva sajten. </text:span></text:p>
        </text:list-item>
        <text:list-item>
          <text:p text:style-name="P17"><text:span text:style-name="T4">Uppladdning, Röstning, Delning, Kommentering kan endast ske för inloggade användare.</text:span></text:p>
        </text:list-item>
      </text:list>
      <text:p text:style-name="P18"/>
      <text:p text:style-name="P7"/>
      <text:p text:style-name="P3"><text:span text:style-name="T3">BK 4 </text:span><text:span text:style-name="T4">System ska se till att delning av uppladdat material, sker smidigt och lätthanterligt. </text:span></text:p>
      <text:p text:style-name="P7"/>
      <text:p text:style-name="P3"><text:span text:style-name="T4">Spec.</text:span></text:p>
      <text:p text:style-name="P7"/>
      <text:list xml:id="list25362798" text:continue-numbering="true" text:style-name="WWNum1">
        <text:list-item>
          <text:p text:style-name="P17"><text:span text:style-name="T4">Användaren ska få tillgång till en tredje part för delning av personligt material.</text:span></text:p>
        </text:list-item>
      </text:list>
      <text:p text:style-name="P18"/>
      <text:p text:style-name="P1"/>
      <text:p text:style-name="P11"><text:span text:style-name="T14">Aktörer</text:span></text:p>
      <text:p text:style-name="Standard"><text:span text:style-name="T15">Primära Aktörer</text:span></text:p>
      <text:p text:style-name="Standard"><text:span text:style-name="T5">1 Användare</text:span></text:p>
      <text:p text:style-name="Standard"><text:span text:style-name="T5">Vill tryggt och enkel kunna ladda upp sina videoklipp och orientera sig på sajten. Vill på ett enkelt sätt logga in vid identifiering, kunna kommentera samt redigera och ta bort upplagt personligt material utan några begränsningar. Vill även dela uppladdat material utan svårighet.</text:span></text:p>
      <text:h text:style-name="P15" text:outline-level="2"><text:soft-page-break/></text:h>
      <text:h text:style-name="P14" text:outline-level="2"><text:span text:style-name="T23">Stödjande Aktörer</text:span></text:h>
      <text:p text:style-name="Standard"><text:span text:style-name="T7">Webbsida</text:span></text:p>
      <text:p text:style-name="Standard"><text:span text:style-name="T5">Befintligt system som hanterar användarnas uppladdade material.</text:span></text:p>
      <text:p text:style-name="P2"/>
      <text:h text:style-name="P14" text:outline-level="2"><text:span text:style-name="T23">Offstage Aktörer</text:span></text:h>
      <text:p text:style-name="Standard"><text:span text:style-name="T7">Facebook</text:span></text:p>
      <text:p text:style-name="Standard"><text:span text:style-name="T5">Befintligt system som hanterar användarnas konton samt inloggning.</text:span></text:p>
      <text:p text:style-name="P1"/>
      <text:p text:style-name="Standard"><text:span text:style-name="T8">Funktionella Krav</text:span></text:p>
      <text:p text:style-name="P1"/>
      <text:p text:style-name="Standard"><text:span text:style-name="T5">F1 Inloggning i webbsajt</text:span></text:p>
      <text:p text:style-name="Standard"><text:span text:style-name="T5">Användarna skall logga in via det befintliga inloggningssystemet för att kunna göra en uppladdning och hantera annan information och funktionalitet.</text:span></text:p>
      <text:p text:style-name="Standard"><text:span text:style-name="T9">Användningsfall</text:span></text:p>
      <text:p text:style-name="Standard"><text:span text:style-name="T10">1 Användare</text:span></text:p>
      <text:p text:style-name="Standard"><text:span text:style-name="T5">AF1.1 Logga in befintlig användare via Facebook.</text:span></text:p>
      <text:p text:style-name="Standard"><text:span text:style-name="T5">AF1.2 Ladda upp ett videoklipp</text:span></text:p>
      <text:p text:style-name="Standard"><text:span text:style-name="T5">AF1.3 Tillval av kategori vid uppladdning</text:span></text:p>
      <text:p text:style-name="Standard"><text:span text:style-name="T5">AF1.4 Rösta på ett uppladdat videoklipp </text:span></text:p>
      <text:p text:style-name="Standard"><text:span text:style-name="T5">AF1.5 Dela ett uppladdat videoklipp</text:span></text:p>
      <text:p text:style-name="Standard"><text:span text:style-name="T5">AF1.6 Kommentera ett befintligt videoklipp</text:span></text:p>
      <text:p text:style-name="Standard"><text:span text:style-name="T5">AF1.7 Redigera en befintlig kommentar</text:span></text:p>
      <text:p text:style-name="Standard"><text:span text:style-name="T5">AF1.8 Ta bort en befintlig kommentar</text:span></text:p>
      <text:p text:style-name="Standard"><text:span text:style-name="T5">AF1.9 Spara ett video klipp i favoriter</text:span></text:p>
      <text:p text:style-name="P1"/>
      <text:p text:style-name="P1"/>
      <text:p text:style-name="Standard"><text:span text:style-name="T8">Ickefunktionella Krav</text:span></text:p>
      <text:p text:style-name="Standard"><text:span text:style-name="T11">Begränsningar</text:span></text:p>
      <text:p text:style-name="P12"><text:span text:style-name="T16">B1 Implementation</text:span></text:p>
      <text:p text:style-name="P8"><text:span text:style-name="T18">Webbapplikationen skall implementeras i ASP. NET Web Forms / C#.</text:span></text:p>
      <text:p text:style-name="P12"><text:span text:style-name="T16">B2 Befintlig databas</text:span></text:p>
      <text:p text:style-name="P8"><text:span text:style-name="T18">Webbapplikationen skall använda en befintlig Användardatabas i MSSQL.</text:span></text:p>
      <text:p text:style-name="P12"><text:span text:style-name="T16">B3 Integration i Webbsajt</text:span></text:p>
      <text:p text:style-name="P8"><text:span text:style-name="T18">Webbsidans användarrelaterade funktioner skall integreras i befintlig webbapplikation.</text:span></text:p>
      <text:p text:style-name="P9"/>
      <text:p text:style-name="P9"/>
      <text:p text:style-name="P9"/>
      <text:p text:style-name="P9"/>
      <text:p text:style-name="P9"/>
      <text:p text:style-name="P9"/>
      <text:p text:style-name="P8"><text:soft-page-break/><text:span text:style-name="T19">Kvalitetskrav</text:span></text:p>
      <text:h text:style-name="P14" text:outline-level="2"><text:span text:style-name="T23">Användbarhet</text:span></text:h>
      <text:h text:style-name="P13" text:outline-level="3"><text:span text:style-name="T21">Anv 1 Grafisk Utformning</text:span></text:h>
      <text:p text:style-name="Standard"><text:span text:style-name="T18">Hela sajten </text:span><text:span text:style-name="T22">skall grafiskt formas som den befintliga ”huvudsidan” i både form och färg. En användare ska inte se eller känna någon skillnad i utseendet, även vid uppladdning av videoklipp.</text:span></text:p>
      <text:p text:style-name="P1"/>
      <text:p text:style-name="Standard"><text:span text:style-name="T5"><text:s text:c="2"/></text:span></text:p>
      <text:p text:style-name="Standard"/>
      <text:p text:style-name="Standard"><text:s/></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2" style:font-size-asian="13.5pt" style:language-asian="sv" style:country-asian="SE" style:font-weight-asian="bold" style:font-name-complex="Times New Roman2" style:font-size-complex="13.5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2" style:font-size-asian="12pt" style:language-asian="sv" style:country-asian="SE" style:font-name-complex="Times New Roman2" style:font-size-complex="12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Times New Roman" fo:font-size="13.5pt" fo:font-weight="bold" style:font-name-asian="Times New Roman2" style:font-size-asian="13.5pt" style:language-asian="sv" style:country-asian="SE" style:font-weight-asian="bold" style:font-name-complex="Times New Roman2" style:font-size-complex="13.5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asian="Times New Roman2" style:font-name-complex="Times New Roman2"/>
    </style:style>
    <style:style style:name="ListLabel_20_2" style:display-name="ListLabel 2"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hand Rajabion</meta:initial-creator>
    <meta:editing-cycles>7</meta:editing-cycles>
    <meta:creation-date>2014-04-09T14:26:00</meta:creation-date>
    <dc:date>2014-04-10T05:21:39.56</dc:date>
    <meta:editing-duration>PT18S</meta:editing-duration>
    <meta:generator>OpenOffice.org/3.3$Win32 OpenOffice.org_project/330m20$Build-9567</meta:generator>
    <meta:document-statistic meta:table-count="0" meta:image-count="0" meta:object-count="0" meta:page-count="4" meta:paragraph-count="67" meta:word-count="505" meta:character-count="3368"/>
    <meta:user-defined meta:name="AppVersion">12.0000</meta:user-defined>
    <meta:user-defined meta:name="Company">Högskolan i Kalm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